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fo:font-style="normal" style:text-underline-style="none" fo:font-weight="normal" officeooo:rsid="00536dcf" officeooo:paragraph-rsid="000bda4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fo:font-style="normal" style:text-underline-style="none" fo:font-weight="normal" officeooo:rsid="000e2430" officeooo:paragraph-rsid="000bda4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fo:font-style="normal" style:text-underline-style="none" fo:font-weight="normal" officeooo:rsid="0063a57f" officeooo:paragraph-rsid="000bda4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officeooo:rsid="00133d60" officeooo:paragraph-rsid="000bda47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officeooo:rsid="001195b5" officeooo:paragraph-rsid="000bda47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officeooo:rsid="00157b35" officeooo:paragraph-rsid="000bda47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officeooo:paragraph-rsid="000bda47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officeooo:rsid="016f9a62" officeooo:paragraph-rsid="000bda47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officeooo:rsid="00145c08" officeooo:paragraph-rsid="000bda47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officeooo:rsid="00582a27" officeooo:paragraph-rsid="000bda47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language="it" fo:country="IT" officeooo:rsid="01063699" officeooo:paragraph-rsid="000bda47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fo:font-style="normal" style:text-underline-style="none" fo:font-weight="bold" officeooo:rsid="0063a57f" officeooo:paragraph-rsid="000bda47" style:font-name-asian="Times New Roman" style:font-size-asian="10.5pt" style:font-style-asian="normal" style:font-weight-asian="bold" style:font-name-complex="Times New Roman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fo:font-style="normal" style:text-underline-style="none" fo:font-weight="bold" officeooo:rsid="0063a57f" officeooo:paragraph-rsid="000bda47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language="fr" fo:country="FR" fo:font-style="normal" style:text-underline-style="none" fo:font-weight="normal" officeooo:rsid="000e2430" officeooo:paragraph-rsid="000bda4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fr" fo:country="FR" fo:font-style="normal" style:text-underline-style="none" fo:font-weight="normal" officeooo:rsid="000e2430" officeooo:paragraph-rsid="000bda4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0e2430" officeooo:paragraph-rsid="000bda47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0bda47"/>
    </style:style>
    <style:style style:name="P18" style:family="paragraph" style:parent-style-name="Standard">
      <style:paragraph-properties fo:text-align="justify" style:justify-single-word="false"/>
      <style:text-properties officeooo:paragraph-rsid="000d2f5e"/>
    </style:style>
    <style:style style:name="P19" style:family="paragraph" style:parent-style-name="Standard">
      <style:paragraph-properties fo:text-align="justify" style:justify-single-word="false"/>
      <style:text-properties fo:font-style="italic" officeooo:rsid="00e61c51" officeooo:paragraph-rsid="000bda47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language="it" fo:country="IT" officeooo:paragraph-rsid="000bda4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rsid="000d2f5e" officeooo:paragraph-rsid="000d2f5e"/>
    </style:style>
    <style:style style:name="T1" style:family="text">
      <style:text-properties officeooo:rsid="00133d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3d60" style:font-style-asian="italic" style:font-style-complex="italic"/>
    </style:style>
    <style:style style:name="T4" style:family="text">
      <style:text-properties fo:font-style="italic" officeooo:rsid="00e44f48" style:font-style-asian="italic" style:font-style-complex="italic"/>
    </style:style>
    <style:style style:name="T5" style:family="text">
      <style:text-properties fo:font-style="italic" officeooo:rsid="00e61c51" style:font-style-asian="italic" style:font-style-complex="italic"/>
    </style:style>
    <style:style style:name="T6" style:family="text">
      <style:text-properties fo:font-style="italic" officeooo:rsid="019b024e" style:font-style-asian="italic" style:font-style-complex="italic"/>
    </style:style>
    <style:style style:name="T7" style:family="text">
      <style:text-properties fo:font-style="italic" officeooo:rsid="016f9a62" style:font-style-asian="italic" style:font-style-complex="italic"/>
    </style:style>
    <style:style style:name="T8" style:family="text">
      <style:text-properties fo:font-style="italic" officeooo:rsid="019b3690" style:font-style-asian="italic" style:font-style-complex="italic"/>
    </style:style>
    <style:style style:name="T9" style:family="text">
      <style:text-properties fo:font-style="italic" officeooo:rsid="0190ce4d" style:font-style-asian="italic" style:font-style-complex="italic"/>
    </style:style>
    <style:style style:name="T10" style:family="text">
      <style:text-properties fo:font-style="italic" officeooo:rsid="018f44a2" style:font-style-asian="italic" style:font-style-complex="italic"/>
    </style:style>
    <style:style style:name="T11" style:family="text">
      <style:text-properties fo:color="#006600"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color="#006600" fo:font-size="10.5pt" fo:font-weight="bold" officeooo:rsid="01970e6f" style:font-size-asian="10.5pt" style:font-weight-asian="bold" style:font-size-complex="10.5pt" style:font-weight-complex="bold"/>
    </style:style>
    <style:style style:name="T13" style:family="text">
      <style:text-properties fo:color="#006600" fo:font-size="10.5pt" fo:font-weight="bold" officeooo:rsid="0196cbc5" style:font-size-asian="10.5pt" style:font-weight-asian="bold" style:font-size-complex="10.5pt" style:font-weight-complex="bold"/>
    </style:style>
    <style:style style:name="T14" style:family="text">
      <style:text-properties fo:color="#000000" style:font-name="Liberation Serif" fo:font-size="12pt" fo:language="it" fo:country="I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00" style:font-name="Liberation Serif" fo:font-size="12pt" fo:language="it" fo:country="IT" fo:font-style="normal" style:text-underline-style="none" fo:font-weight="normal" officeooo:rsid="00e21589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color="#000000" style:font-name="Liberation Serif" fo:font-size="12pt" fo:language="it" fo:country="IT" fo:font-style="normal" style:text-underline-style="none" fo:font-weight="normal" officeooo:rsid="000e243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fo:color="#000000" style:font-name="Liberation Serif" fo:font-size="12pt" fo:language="it" fo:country="IT" fo:font-style="normal" style:text-underline-style="none" fo:font-weight="normal" officeooo:rsid="00e3d5ab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fo:color="#000000" style:font-name="Liberation Serif" fo:font-size="12pt" fo:language="it" fo:country="IT" fo:font-style="normal" style:text-underline-style="none" fo:font-weight="normal" officeooo:rsid="0132048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fo:color="#000000" style:font-name="Liberation Serif" fo:font-size="12pt" fo:language="it" fo:country="IT" fo:font-style="normal" style:text-underline-style="none" fo:font-weight="normal" officeooo:rsid="00e7fff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color="#000000" style:font-name="Liberation Serif" fo:font-size="12pt" fo:language="it" fo:country="IT" fo:font-style="normal" style:text-underline-style="none" fo:font-weight="normal" officeooo:rsid="00e23da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fo:color="#000000" style:font-name="Liberation Serif" fo:font-size="12pt" fo:language="it" fo:country="IT" fo:font-style="normal" style:text-underline-style="none" fo:font-weight="normal" officeooo:rsid="00133d6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fo:color="#000000" style:font-name="Liberation Serif" fo:font-size="12pt" fo:language="it" fo:country="IT" fo:font-style="normal" style:text-underline-style="none" fo:font-weight="normal" officeooo:rsid="00e955f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3" style:family="text">
      <style:text-properties fo:color="#000000" style:font-name="Liberation Serif" fo:font-size="12pt" fo:language="it" fo:country="IT" fo:font-style="normal" style:text-underline-style="none" fo:font-weight="normal" officeooo:rsid="00ed1d5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color="#000000" style:font-name="Liberation Serif" fo:font-size="12pt" fo:language="it" fo:country="IT" fo:font-style="normal" style:text-underline-style="none" fo:font-weight="normal" officeooo:rsid="0063a57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5" style:family="text">
      <style:text-properties fo:color="#000000" style:font-name="Liberation Serif" fo:font-size="12pt" fo:language="it" fo:country="IT" fo:font-style="normal" style:text-underline-style="none" fo:font-weight="normal" officeooo:rsid="00eff41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6" style:family="text">
      <style:text-properties fo:color="#000000" style:font-name="Liberation Serif" fo:font-size="12pt" fo:language="it" fo:country="IT" fo:font-style="normal" style:text-underline-style="none" fo:font-weight="normal" officeooo:rsid="0173a7c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fo:color="#000000" style:font-name="Liberation Serif" fo:font-size="12pt" fo:language="it" fo:country="IT" fo:font-style="normal" style:text-underline-style="none" fo:font-weight="normal" officeooo:rsid="0174117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8" style:family="text">
      <style:text-properties fo:color="#000000" style:font-name="Liberation Serif" fo:font-size="12pt" fo:language="it" fo:country="IT" fo:font-style="normal" style:text-underline-style="none" fo:font-weight="normal" officeooo:rsid="01744d0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9" style:family="text">
      <style:text-properties fo:color="#000000" style:font-name="Liberation Serif" fo:font-size="12pt" fo:language="it" fo:country="IT" fo:font-style="normal" style:text-underline-style="none" fo:font-weight="normal" officeooo:rsid="017a3d0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0" style:family="text">
      <style:text-properties fo:color="#000000" style:font-name="Liberation Serif" fo:font-size="12pt" fo:language="it" fo:country="IT" fo:font-style="normal" style:text-underline-style="none" fo:font-weight="normal" officeooo:rsid="017a976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fo:color="#000000" style:font-name="Liberation Serif" fo:font-size="12pt" fo:language="it" fo:country="IT" fo:font-style="normal" style:text-underline-style="none" fo:font-weight="normal" officeooo:rsid="016f9a6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2" style:family="text">
      <style:text-properties fo:color="#000000" style:font-name="Liberation Serif" fo:font-size="12pt" fo:language="it" fo:country="IT" fo:font-style="normal" style:text-underline-style="none" fo:font-weight="normal" officeooo:rsid="0067721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3" style:family="text">
      <style:text-properties fo:color="#000000" style:font-name="Liberation Serif" fo:font-size="12pt" fo:language="it" fo:country="IT" fo:font-style="normal" style:text-underline-style="none" fo:font-weight="normal" officeooo:rsid="00145c0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4" style:family="text">
      <style:text-properties fo:color="#000000" style:font-name="Liberation Serif" fo:font-size="12pt" fo:language="it" fo:country="IT" fo:font-style="normal" style:text-underline-style="none" fo:font-weight="normal" officeooo:rsid="0068e28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fo:color="#000000" style:font-name="Liberation Serif" fo:font-size="12pt" fo:language="it" fo:country="IT" fo:font-style="normal" style:text-underline-style="none" fo:font-weight="normal" officeooo:rsid="000d2f5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6" style:family="text">
      <style:text-properties fo:color="#000000" style:font-name="Liberation Serif" fo:font-size="12pt" fo:language="it" fo:country="IT" fo:font-style="normal" style:text-underline-style="none" fo:font-weight="bold" officeooo:rsid="000e2430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7" style:family="text">
      <style:text-properties fo:color="#000000" style:font-name="Liberation Serif" fo:font-size="12pt" fo:language="it" fo:country="IT" fo:font-style="normal" style:text-underline-style="none" fo:font-weight="bold" officeooo:rsid="00133d60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8" style:family="text">
      <style:text-properties fo:color="#000000" style:font-name="Liberation Serif" fo:font-size="12pt" fo:language="it" fo:country="IT" fo:font-style="normal" style:text-underline-style="none" fo:font-weight="bold" officeooo:rsid="0068e283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9" style:family="text">
      <style:text-properties fo:color="#000000" style:font-name="Liberation Serif" fo:font-size="12pt" fo:language="it" fo:country="IT" fo:font-style="normal" style:text-underline-style="none" fo:font-weight="bold" officeooo:rsid="000d2f5e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0" style:family="text">
      <style:text-properties fo:color="#000000" style:font-name="Liberation Serif" fo:font-size="12pt" fo:language="it" fo:country="IT" style:font-name-asian="Times New Roman" style:font-size-asian="12pt" style:font-name-complex="Times New Roman" style:font-size-complex="12pt"/>
    </style:style>
    <style:style style:name="T41" style:family="text">
      <style:text-properties fo:color="#000000" style:font-name="Liberation Serif" fo:font-size="12pt" fo:language="it" fo:country="IT" officeooo:rsid="00133d60" style:font-name-asian="Times New Roman" style:font-size-asian="12pt" style:font-name-complex="Times New Roman" style:font-size-complex="12pt"/>
    </style:style>
    <style:style style:name="T42" style:family="text">
      <style:text-properties fo:color="#000000" style:font-name="Liberation Serif" fo:font-size="12pt" fo:language="it" fo:country="IT" officeooo:rsid="00e955f7" style:font-name-asian="Times New Roman" style:font-size-asian="12pt" style:font-name-complex="Times New Roman" style:font-size-complex="12pt"/>
    </style:style>
    <style:style style:name="T43" style:family="text">
      <style:text-properties fo:color="#000000" style:font-name="Liberation Serif" fo:font-size="12pt" fo:language="it" fo:country="IT" officeooo:rsid="001195b5" style:font-name-asian="Times New Roman" style:font-size-asian="12pt" style:font-name-complex="Times New Roman" style:font-size-complex="12pt"/>
    </style:style>
    <style:style style:name="T44" style:family="text">
      <style:text-properties fo:color="#000000" style:font-name="Liberation Serif" fo:font-size="12pt" fo:language="it" fo:country="IT" officeooo:rsid="016f9a62" style:font-name-asian="Times New Roman" style:font-size-asian="12pt" style:font-name-complex="Times New Roman" style:font-size-complex="12pt"/>
    </style:style>
    <style:style style:name="T45" style:family="text">
      <style:text-properties fo:color="#000000" style:font-name="Liberation Serif" fo:font-size="12pt" fo:language="it" fo:country="IT" officeooo:rsid="00157b35" style:font-name-asian="Times New Roman" style:font-size-asian="12pt" style:font-name-complex="Times New Roman" style:font-size-complex="12pt"/>
    </style:style>
    <style:style style:name="T46" style:family="text">
      <style:text-properties fo:color="#000000" style:font-name="Liberation Serif" fo:font-size="12pt" fo:language="it" fo:country="IT" officeooo:rsid="0175eabb" style:font-name-asian="Times New Roman" style:font-size-asian="12pt" style:font-name-complex="Times New Roman" style:font-size-complex="12pt"/>
    </style:style>
    <style:style style:name="T47" style:family="text">
      <style:text-properties fo:color="#000000" style:font-name="Liberation Serif" fo:font-size="12pt" fo:language="it" fo:country="IT" officeooo:rsid="00145c08" style:font-name-asian="Times New Roman" style:font-size-asian="12pt" style:font-name-complex="Times New Roman" style:font-size-complex="12pt"/>
    </style:style>
    <style:style style:name="T48" style:family="text">
      <style:text-properties fo:color="#000000" style:font-name="Liberation Serif" fo:font-size="12pt" fo:language="it" fo:country="IT" officeooo:rsid="0182f608" style:font-name-asian="Times New Roman" style:font-size-asian="12pt" style:font-name-complex="Times New Roman" style:font-size-complex="12pt"/>
    </style:style>
    <style:style style:name="T49" style:family="text">
      <style:text-properties fo:color="#000000" style:font-name="Liberation Serif" fo:font-size="12pt" fo:language="it" fo:country="IT" officeooo:rsid="017dc6fc" style:font-name-asian="Times New Roman" style:font-size-asian="12pt" style:font-name-complex="Times New Roman" style:font-size-complex="12pt"/>
    </style:style>
    <style:style style:name="T50" style:family="text">
      <style:text-properties fo:color="#000000" style:font-name="Liberation Serif" fo:font-size="12pt" fo:language="it" fo:country="IT" officeooo:rsid="00582a27" style:font-name-asian="Times New Roman" style:font-size-asian="12pt" style:font-name-complex="Times New Roman" style:font-size-complex="12pt"/>
    </style:style>
    <style:style style:name="T51" style:family="text">
      <style:text-properties fo:color="#000000" style:font-name="Liberation Serif" fo:font-size="12pt" fo:language="it" fo:country="IT" officeooo:rsid="017f6b60" style:font-name-asian="Times New Roman" style:font-size-asian="12pt" style:font-name-complex="Times New Roman" style:font-size-complex="12pt"/>
    </style:style>
    <style:style style:name="T52" style:family="text">
      <style:text-properties fo:color="#000000" style:font-name="Liberation Serif" fo:font-size="12pt" fo:language="it" fo:country="IT" officeooo:rsid="0188d047" style:font-name-asian="Times New Roman" style:font-size-asian="12pt" style:font-name-complex="Times New Roman" style:font-size-complex="12pt"/>
    </style:style>
    <style:style style:name="T53" style:family="text">
      <style:text-properties fo:color="#000000" style:font-name="Liberation Serif" fo:font-size="12pt" fo:language="it" fo:country="IT" officeooo:rsid="01886888" style:font-name-asian="Times New Roman" style:font-size-asian="12pt" style:font-name-complex="Times New Roman" style:font-size-complex="12pt"/>
    </style:style>
    <style:style style:name="T54" style:family="text">
      <style:text-properties fo:color="#000000" style:font-name="Liberation Serif" fo:font-size="12pt" fo:language="it" fo:country="I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55" style:family="text">
      <style:text-properties fo:color="#000000" style:font-name="Liberation Serif" fo:font-size="12pt" fo:language="it" fo:country="IT" fo:font-weight="bold" officeooo:rsid="00133d60" style:font-name-asian="Times New Roman" style:font-size-asian="12pt" style:font-weight-asian="bold" style:font-name-complex="Times New Roman" style:font-size-complex="12pt" style:font-weight-complex="bold"/>
    </style:style>
    <style:style style:name="T56" style:family="text">
      <style:text-properties fo:color="#000000" style:font-name="Liberation Serif" fo:font-size="12pt" fo:language="it" fo:country="IT" fo:font-weight="bold" officeooo:rsid="001195b5" style:font-name-asian="Times New Roman" style:font-size-asian="12pt" style:font-weight-asian="bold" style:font-name-complex="Times New Roman" style:font-size-complex="12pt" style:font-weight-complex="bold"/>
    </style:style>
    <style:style style:name="T57" style:family="text">
      <style:text-properties fo:color="#000000" style:font-name="Liberation Serif" fo:font-size="12pt" fo:language="it" fo:country="IT" fo:font-weight="bold" officeooo:rsid="00157b35" style:font-name-asian="Times New Roman" style:font-size-asian="12pt" style:font-weight-asian="bold" style:font-name-complex="Times New Roman" style:font-size-complex="12pt" style:font-weight-complex="bold"/>
    </style:style>
    <style:style style:name="T58" style:family="text">
      <style:text-properties fo:color="#000000" style:font-name="Liberation Serif" fo:font-size="12pt" fo:language="it" fo:country="IT" fo:font-weight="bold" officeooo:rsid="00145c08" style:font-name-asian="Times New Roman" style:font-size-asian="12pt" style:font-weight-asian="bold" style:font-name-complex="Times New Roman" style:font-size-complex="12pt" style:font-weight-complex="bold"/>
    </style:style>
    <style:style style:name="T59" style:family="text">
      <style:text-properties fo:color="#000000" style:font-name="Liberation Serif" fo:font-size="12pt" fo:language="it" fo:country="IT" fo:font-weight="bold" officeooo:rsid="00582a27" style:font-name-asian="Times New Roman" style:font-size-asian="12pt" style:font-weight-asian="bold" style:font-name-complex="Times New Roman" style:font-size-complex="12pt" style:font-weight-complex="bold"/>
    </style:style>
    <style:style style:name="T60" style:family="text">
      <style:text-properties fo:color="#000000" style:font-name="Liberation Serif" fo:font-size="12pt" fo:language="it" fo:country="I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61" style:family="text">
      <style:text-properties fo:color="#000000" style:font-name="Liberation Serif" fo:font-size="12pt" fo:language="it" fo:country="IT" fo:font-style="italic" officeooo:rsid="016f9a62" style:font-name-asian="Times New Roman" style:font-size-asian="12pt" style:font-style-asian="italic" style:font-name-complex="Times New Roman" style:font-size-complex="12pt" style:font-style-complex="italic"/>
    </style:style>
    <style:style style:name="T62" style:family="text">
      <style:text-properties fo:color="#000000" style:font-name="Liberation Serif" fo:font-size="12pt" fo:language="it" fo:country="IT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3" style:family="text">
      <style:text-properties fo:color="#000000" fo:language="it" fo:country="IT" fo:font-style="italic" officeooo:rsid="00157b35" style:font-name-asian="Times New Roman" style:font-style-asian="italic" style:font-name-complex="Times New Roman" style:font-style-complex="italic"/>
    </style:style>
    <style:style style:name="T64" style:family="text">
      <style:text-properties fo:color="#000000" fo:language="it" fo:country="IT" fo:font-style="italic" officeooo:rsid="00582a27" style:font-name-asian="Times New Roman" style:font-style-asian="italic" style:font-name-complex="Times New Roman" style:font-style-complex="italic"/>
    </style:style>
    <style:style style:name="T65" style:family="text">
      <style:text-properties fo:color="#000000" fo:language="it" fo:country="IT" officeooo:rsid="00582a27" style:font-name-asian="Times New Roman" style:font-name-complex="Times New Roman"/>
    </style:style>
    <style:style style:name="T66" style:family="text">
      <style:text-properties fo:color="#000000" style:font-name-asian="Times New Roman" style:font-name-complex="Times New Roman"/>
    </style:style>
    <style:style style:name="T67" style:family="text">
      <style:text-properties fo:color="#000000" officeooo:rsid="006c02cf" style:font-name-asian="Times New Roman" style:font-name-complex="Times New Roman"/>
    </style:style>
    <style:style style:name="T68" style:family="text">
      <style:text-properties fo:color="#000000" officeooo:rsid="00133d60" style:font-name-asian="Times New Roman" style:font-name-complex="Times New Roman"/>
    </style:style>
    <style:style style:name="T69" style:family="text">
      <style:text-properties fo:color="#000000" officeooo:rsid="0069c24d" style:font-name-asian="Times New Roman" style:font-name-complex="Times New Roman"/>
    </style:style>
    <style:style style:name="T70" style:family="text">
      <style:text-properties fo:color="#000000" fo:font-style="italic" style:font-name-asian="Times New Roman" style:font-style-asian="italic" style:font-name-complex="Times New Roman" style:font-style-complex="italic"/>
    </style:style>
    <style:style style:name="T71" style:family="text">
      <style:text-properties officeooo:rsid="016f9a62"/>
    </style:style>
    <style:style style:name="T72" style:family="text">
      <style:text-properties fo:font-weight="bold" officeooo:rsid="016f9a62" style:font-weight-asian="bold" style:font-weight-complex="bold"/>
    </style:style>
    <style:style style:name="T73" style:family="text">
      <style:text-properties officeooo:rsid="017f6b60"/>
    </style:style>
    <style:style style:name="T74" style:family="text">
      <style:text-properties officeooo:rsid="0188d047"/>
    </style:style>
    <style:style style:name="T75" style:family="text">
      <style:text-properties officeooo:rsid="006c02cf"/>
    </style:style>
    <style:style style:name="T76" style:family="text">
      <style:text-properties officeooo:rsid="00340d38"/>
    </style:style>
    <style:style style:name="T77" style:family="text">
      <style:text-properties officeooo:rsid="003b00a2"/>
    </style:style>
    <style:style style:name="T78" style:family="text">
      <style:text-properties officeooo:rsid="0069c24d"/>
    </style:style>
    <style:style style:name="T79" style:family="text">
      <style:text-properties officeooo:rsid="00696958"/>
    </style:style>
    <style:style style:name="T80" style:family="text">
      <style:text-properties fo:language="fr" fo:country="FR" fo:font-style="normal" style:text-underline-style="none" fo:font-weight="normal" officeooo:rsid="000d584e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Strong_20_Emphasis"><text:span text:style-name="T11">LISTE DES COMMUNICATIONS SCIENTIFIQUES :</text:span></text:span></text:p>
      <text:p text:style-name="P16"/>
      <text:p text:style-name="P17"><text:span text:style-name="T15">[1] </text:span><text:span text:style-name="T16">P. Migliano, </text:span><text:span text:style-name="T17">P. Mantica, B. Baiocchi, A. Casati, J. Citrin, C. Giroud, N. Hawkes, E. Lerche, M. Tsalas, D.V. Eester </text:span><text:span text:style-name="T18">and</text:span><text:span text:style-name="T16"> </text:span><text:span text:style-name="T17">JET EFDA Contributors</text:span><text:span text:style-name="T16">, </text:span><text:bookmark text:name="yui_3_14_1_1_1503495189879_1857"/><text:span text:style-name="T2">The dependence of ion heat transport on the ion to electron temperature ratio in JET non-rotating plasmas</text:span>, <text:span text:style-name="T16">Plasma Phys. Control. Fusion </text:span><text:span text:style-name="T36">55</text:span><text:span text:style-name="T16">, 055003 (2013)</text:span></text:p>
      <text:p text:style-name="P2"/>
      <text:p text:style-name="P17"><text:span text:style-name="T15">[2] </text:span><text:span text:style-name="T16">P. Migliano, </text:span><text:span text:style-name="T2">A study on the ion temperature gradient driven turbulence in tokamak plasmas </text:span><text:span text:style-name="T4">(PhD Thesis)</text:span><text:span text:style-name="T2">, </text:span><text:a xlink:type="simple" xlink:href="https://epub.uni-bayreuth.de/2167/1/thesis.pdf" text:style-name="Internet_20_link" text:visited-style-name="Visited_20_Internet_20_Link"><text:span text:style-name="T5">https://epub.uni-bayreuth.de/2167/1/thesis.pdf</text:span></text:a></text:p>
      <text:p text:style-name="P19"/>
      <text:p text:style-name="P17"><text:span text:style-name="T15">[3] </text:span><text:span text:style-name="T16">P. Migliano, </text:span><text:span text:style-name="T19">Y. Camanen, F.J. Casson, W. Hornsby</text:span><text:span text:style-name="T16"> </text:span><text:span text:style-name="T18">and</text:span><text:span text:style-name="T16"> </text:span><text:span text:style-name="T19">A.</text:span><text:span text:style-name="T18">G.</text:span><text:span text:style-name="T19"> Peeters</text:span><text:span text:style-name="T16">, </text:span><text:bookmark text:name="yui_3_14_1_1_1503495518125_1268"/><text:span text:style-name="T2">Ion temperature gradient instability at sub-Larmor radius scales with non-zero ballooning angle</text:span><text:span text:style-name="T16">, Phys. Plasmas </text:span><text:span text:style-name="T36">20</text:span><text:span text:style-name="T16">, 022101 (2013)</text:span></text:p>
      <text:p text:style-name="P2"/>
      <text:p text:style-name="P17"><text:span text:style-name="T15">[</text:span><text:span text:style-name="T20">4</text:span><text:span text:style-name="T15">] </text:span><text:span text:style-name="T41">P. Migliano, </text:span><text:span text:style-name="T42">R. Buchholz, S.R. Grosshauser, </text:span><text:span text:style-name="T19">W. Hornsby</text:span><text:span text:style-name="T16"> </text:span><text:span text:style-name="T18">and</text:span><text:span text:style-name="T16"> </text:span><text:span text:style-name="T19">A.</text:span><text:span text:style-name="T18">G.</text:span><text:span text:style-name="T19"> Peeters</text:span><text:span text:style-name="T41">, </text:span><text:bookmark text:name="yui_3_14_1_1_1503495710457_881"/><text:span text:style-name="T2">The radial propagation of turbulence in gyro-kinetic toroidal systems</text:span>, <text:span text:style-name="T41">Plasma Phys. Control. Fusion </text:span><text:span text:style-name="T55">57</text:span><text:span text:style-name="T41">, 054008 (2015)</text:span></text:p>
      <text:p text:style-name="P4"/>
      <text:p text:style-name="P17"><text:span text:style-name="T15">[</text:span><text:span text:style-name="T20">5</text:span><text:span text:style-name="T15">] </text:span><text:span text:style-name="T21">P. Migliano, </text:span><text:span text:style-name="T22">R. Buchholz, S.R. Grosshauser, </text:span><text:span text:style-name="T19">W. Hornsby</text:span><text:span text:style-name="T16">, </text:span><text:span text:style-name="T19">A.</text:span><text:span text:style-name="T18">G.</text:span><text:span text:style-name="T19"> Peeters </text:span><text:span text:style-name="T18">and</text:span><text:span text:style-name="T23"> O. Stauffert</text:span><text:span text:style-name="T43">, </text:span><text:bookmark text:name="yui_3_14_1_1_1503495838788_999"/><text:span text:style-name="T2">Turbulence spreading in gyro-kinetic theory</text:span>, <text:span text:style-name="T43">Nucl. Fusion </text:span><text:span text:style-name="T56">56</text:span><text:span text:style-name="T43">, 014002 (2016)</text:span></text:p>
      <text:p text:style-name="P5"/>
      <text:p text:style-name="P17"><text:span text:style-name="T15">[6] </text:span><text:span text:style-name="T24">P. Migliano, </text:span><text:span text:style-name="T25">D. Zarzoso, F.J. Artola, Y. Camenen</text:span><text:span text:style-name="T24"> </text:span><text:span text:style-name="T18">and</text:span><text:span text:style-name="T24"> </text:span><text:span text:style-name="T25">X. Garbet</text:span><text:span text:style-name="T24">, </text:span><text:bookmark text:name="yui_3_14_1_1_1503495909508_989"/><text:span text:style-name="T2">An improved approximation for the analytical treatment of the local linear gyro-kinetic plasma dispersion relation in toroidal geometry</text:span>, <text:span text:style-name="T21">Plasma Phys. Control. Fusion </text:span><text:span text:style-name="T37">59</text:span><text:span text:style-name="T21">, 095004 (2017)</text:span></text:p>
      <text:p text:style-name="P12"/>
      <text:p text:style-name="P3"><text:span text:style-name="T71">[7] P. Mantica, C. Angioni, B. Baiocchi, M. Baruzzo, M.N.A. Beurskens, J.P.S. Bizarro, R.V. Budny, P. Buratti, A. Casati, C. Challis, J. Citrin, G. Colyer, F. Crisanti, A.C.A Figueiredo, L. Frassinetti, C. Giroud, N. Hawkes, J. Hobirk, E. Joffrin, T. Johnson, E. Lerche, P. Migliano, V. Naulin. A.G. Peeters, G. Rewoldt, F. Ryter, A. Salmi, R. Sartori, C. Sozzi, G.M. Staebler, D. Strintzi, T. Tala, M. Tsalas, D. Van Eester, T. Versloot, P.C. De Vires, J. Weiland and JET EFDA Contributors, </text:span><text:span text:style-name="T6">Ion heat transport studies in JET</text:span><text:span text:style-name="T7">, </text:span><text:span text:style-name="T71">Plasma Phys. Control. Fusion </text:span><text:bookmark text:name="yui_3_14_1_1_1455704789524_128111"/><text:bookmark text:name="yui_3_14_1_1_1455704789524_128211"/><text:span text:style-name="T72">53</text:span><text:span text:style-name="T71">, 124033 (2011)</text:span></text:p>
      <text:p text:style-name="P3"/>
      <text:p text:style-name="P17"><text:span text:style-name="T44">[8] </text:span><text:span text:style-name="T45">T. Sung, </text:span><text:span text:style-name="T22">R. Buchholz, </text:span><text:span text:style-name="T26">F.J. Casson, </text:span><text:span text:style-name="T27">E. Fable, </text:span><text:span text:style-name="T22">S.R. Grosshauser, </text:span><text:span text:style-name="T19">W. Hornsby</text:span><text:span text:style-name="T16">, </text:span><text:span text:style-name="T28">P. Migliano and </text:span><text:span text:style-name="T19">A.</text:span><text:span text:style-name="T18">G.</text:span><text:span text:style-name="T19"> Peeters</text:span><text:span text:style-name="T45">, </text:span><text:bookmark text:name="yui_3_14_1_1_1505386375346_664"/><text:span text:style-name="T63">Toroidal momentum transport in a tokamak caused by symmetry breaking parallel derivatives</text:span><text:span text:style-name="T45">, </text:span><text:span text:style-name="T41">Phys. Plasmas </text:span><text:span text:style-name="T57">20</text:span><text:span text:style-name="T45">, 042506 (2013)</text:span></text:p>
      <text:p text:style-name="P6"/>
      <text:p text:style-name="P17"><text:span text:style-name="T44">[9] </text:span><text:span text:style-name="T41">R. Buchholz, </text:span><text:span text:style-name="T46">Y. Camanen, </text:span><text:span text:style-name="T26">F.J. Casson,</text:span><text:span text:style-name="T27"> </text:span><text:span text:style-name="T22">S.R. Grosshauser, </text:span><text:span text:style-name="T19">W. Hornsby</text:span><text:span text:style-name="T16">, </text:span><text:span text:style-name="T28">P. Migliano and </text:span><text:span text:style-name="T19">A.</text:span><text:span text:style-name="T18">G.</text:span><text:span text:style-name="T19"> Peeters</text:span><text:span text:style-name="T41">, </text:span><text:bookmark text:name="yui_3_14_1_1_1505386417870_565"/><text:span text:style-name="T2">Toroidal momentum transport in a tokamak due to profile shearing</text:span>, <text:span text:style-name="T41">Phys. Plasmas </text:span><text:span text:style-name="T55">21</text:span><text:span text:style-name="T41">, 062304 (2014)</text:span></text:p>
      <text:p text:style-name="P4"/>
      <text:p text:style-name="P17"><text:bookmark text:name="yui_3_14_1_1_1455703825228_122911"/><text:bookmark text:name="yui_3_14_1_1_1455703825228_123011"/><text:span text:style-name="T44">[10] N. Bonanomi, P. Mantica, G. Szepesi, N. Hawkes, E. Lerche, P. Migliano, A.G. Peeters, C. Sozzi, M. Tsalas and D. Van Eester, </text:span><text:bookmark text:name="yui_3_14_1_1_1505386450992_458"/><text:span text:style-name="T2">Trapped electron mode driven electron heat transport in JET: Experimental investigation and gyro-kinetic theory validation</text:span>, <text:span text:style-name="T40">Nucl. Fusion </text:span><text:span text:style-name="T54">55</text:span><text:span text:style-name="T40">, 113016 </text:span><text:span text:style-name="T41">(</text:span><text:span text:style-name="T40">2015</text:span><text:span text:style-name="T41">)</text:span></text:p>
      <text:p text:style-name="P7"/>
      <text:p text:style-name="P17"><text:span text:style-name="T44">[11] R. Buchholz, </text:span><text:span text:style-name="T22">S.R. Grosshauser, </text:span><text:span text:style-name="T29">W. Guttenfelder, </text:span><text:span text:style-name="T19">W. Hornsby</text:span><text:span text:style-name="T16">, </text:span><text:span text:style-name="T28">P. Migliano, </text:span><text:span text:style-name="T19">A.</text:span><text:span text:style-name="T18">G.</text:span><text:span text:style-name="T19"> Peeters </text:span><text:span text:style-name="T30">and D. Strintzi</text:span><text:span text:style-name="T44">, </text:span><text:bookmark text:name="yui_3_14_1_1_1505386492701_474"/><text:span text:style-name="T2">Influence of centrifugal effects on particle and momentum transport in National Spherical Torus Experiment</text:span>, <text:span text:style-name="T40">Phys. Plasmas </text:span><text:span text:style-name="T54">22</text:span><text:span text:style-name="T40">, 082307</text:span><text:bookmark text:name="yui_3_14_1_1_1455703967968_114711"/><text:bookmark text:name="yui_3_14_1_1_1455703967968_114611"/><text:bookmark text:name="yui_3_14_1_1_1455703967968_114511"/><text:span text:style-name="T40"> </text:span><text:span text:style-name="T41">(</text:span><text:span text:style-name="T40">2015</text:span><text:span text:style-name="T41">)</text:span></text:p>
      <text:p text:style-name="P8"/>
      <text:p text:style-name="P17"><text:span text:style-name="T44">[12] </text:span><text:span text:style-name="T47">W. Hornsby, P. Migliano, R. </text:span><text:span text:style-name="T41">Buchholz</text:span><text:span text:style-name="T47">, </text:span><text:span text:style-name="T48">L. Kroenert, </text:span><text:span text:style-name="T47">A.G. Peeters, D. Zarzoso, E. Poli and F.J. Casson, </text:span><text:span text:style-name="T2">The linear tearing instability in three dimensional, toroidal gyro-kinetic simulations</text:span><text:span text:style-name="T47">, Phys. Plasmas </text:span><text:span text:style-name="T58">22</text:span><text:span text:style-name="T47">, 022118 (2015)</text:span></text:p>
      <text:p text:style-name="P9"/>
      <text:p text:style-name="P17"><text:soft-page-break/><text:span text:style-name="T44">[13] </text:span><text:span text:style-name="T47">W. Hornsby, P. Migliano, R. </text:span><text:span text:style-name="T41">Buchholz</text:span><text:span text:style-name="T47">, D. Zarzoso, F.J. Casson, E. Poli and A.G. Peeters, </text:span><text:span text:style-name="T2">On seed island generation and the non-linear self-consistent interaction of the tearing mode </text:span><text:span text:style-name="T8">w</text:span><text:span text:style-name="T2">ith electromagnetic gyro-kinetic turbulence</text:span><text:span text:style-name="T47">, Plasma Phys. Control. Fusion </text:span><text:span text:style-name="T58">57</text:span><text:span text:style-name="T47">, 054018 (2015)</text:span></text:p>
      <text:p text:style-name="P9"/>
      <text:p text:style-name="P17"><text:span text:style-name="T44">[14] W. Hornsby, </text:span>P. Migliano, R. <text:span text:style-name="T41">Buchholz</text:span>, S.<text:span text:style-name="T73">R.</text:span> Grosshauser, A. Weikl, D. Zarzoso, F.J. Casson, E. Poli and A.G. Peeters<text:span text:style-name="T44">, </text:span><text:bookmark text:name="yui_3_14_1_1_1505386910709_1048"/><text:span text:style-name="T61">The non-linear evolution of the tearing mode in electromagnetic turbulence using gyrokinetic simulations</text:span><text:span text:style-name="T44">, Plasma Phys. Control. Fusion </text:span><text:span text:style-name="T56">58</text:span><text:span text:style-name="T43">, </text:span><text:span text:style-name="T47">014028 (</text:span><text:span text:style-name="T43">201</text:span><text:span text:style-name="T49">6)</text:span></text:p>
      <text:p text:style-name="P5"/>
      <text:p text:style-name="P17"><text:span text:style-name="T44">[15] </text:span><text:span text:style-name="T50">F. Rath, A.G. Peeters</text:span><text:span text:style-name="T44">, </text:span><text:span text:style-name="T47">R. </text:span><text:span text:style-name="T41">Buchholz</text:span><text:span text:style-name="T47">, S.</text:span><text:span text:style-name="T51">R.</text:span><text:span text:style-name="T47"> Grosshauser, P. Migliano, A. Weikl </text:span><text:span text:style-name="T30">and D. Strintzi</text:span><text:span text:style-name="T50">, </text:span><text:bookmark text:name="yui_3_14_1_1_1505386962414_415"/><text:span text:style-name="T64">Comparison of gradient and flux driven gyro-kinetic turbulent transport</text:span><text:span text:style-name="T65">,</text:span><text:span text:style-name="T50"> </text:span><text:span text:style-name="T41">Phys. Plasmas </text:span><text:span text:style-name="T57">2</text:span><text:span text:style-name="T59">3</text:span><text:span text:style-name="T50">, 052309 (2016)</text:span></text:p>
      <text:p text:style-name="P10"/>
      <text:p text:style-name="P17"><text:span text:style-name="T31">[16] D. </text:span><text:span text:style-name="T32">Zarzoso, </text:span><text:span text:style-name="T33">P. Migliano, V. Grandgirard, G. Latu and C. Passeron</text:span><text:span text:style-name="T32">, </text:span><text:bookmark text:name="yui_3_14_1_1_1505386991040_400"/><text:span text:style-name="T2">Nonlinear interaction between energetic particles and turbulence in gyro-kinetic simulations and impact on turbulence properties</text:span>, <text:span text:style-name="T32">Nuclear Fusion </text:span><text:span text:style-name="T38">57</text:span><text:span text:style-name="T34">, 072011 (2017)</text:span></text:p>
      <text:p text:style-name="P17"><text:span text:style-name="T34"/></text:p>
      <text:p text:style-name="P18"><text:span text:style-name="T34">[</text:span><text:span text:style-name="T35">17] S. Nasr, A.I. Smolyakov, P. Migliano, D. Zarzoso, X. Garbet, S. Benkadda, </text:span><text:span text:style-name="T62">Interchange destabilization of collisionless tearing modes by temperature gradient</text:span><text:span text:style-name="T14">, </text:span><text:span text:style-name="T35">Phys. of Plasmas </text:span><text:span text:style-name="T39">25</text:span><text:span text:style-name="T35">, 074503</text:span></text:p>
      <text:p text:style-name="P21"><text:span text:style-name="T14">(2018)</text:span></text:p>
      <text:p text:style-name="P13"/>
      <text:p text:style-name="P13"/>
      <text:p text:style-name="P14"><text:span text:style-name="Strong_20_Emphasis"><text:span text:style-name="T12">CONFÉRENCES </text:span></text:span><text:span text:style-name="Strong_20_Emphasis"><text:span text:style-name="T13">:</text:span></text:span></text:p>
      <text:p text:style-name="P12"/>
      <text:p text:style-name="P17">Institut für<text:span text:style-name="T40"> </text:span><text:span text:style-name="T52">Plasmaphysik </text:span><text:span text:style-name="T53">(IPP) </text:span><text:span text:style-name="T40">meeting - Ringberg </text:span><text:span text:style-name="T41">(Allemagne) </text:span><text:span text:style-name="T40">2012 (talk : “</text:span><text:span text:style-name="T60">Ion temperature gradient instability at sub-Larmor radius scales with non-zero ballooning angle</text:span><text:span text:style-name="T40">”)</text:span></text:p>
      <text:p text:style-name="P7"/>
      <text:p text:style-name="P20"><text:span text:style-name="T66">IAEA meeting - </text:span><text:span text:style-name="T67">Vienne</text:span><text:span text:style-name="T66"> </text:span><text:span text:style-name="T68">(Au</text:span><text:bookmark text:name="result_box142"/><text:span text:style-name="T69">triche</text:span><text:span text:style-name="T68">) </text:span><text:span text:style-name="T66">2013 (talk : “</text:span><text:span text:style-name="T70">Ion temperature gradient instability at sub-Larmor radius scales with non-zero ballooning angle</text:span><text:span text:style-name="T66">”)</text:span></text:p>
      <text:p text:style-name="P7"/>
      <text:p text:style-name="P7">Joint Varenna-Lausanne International Workshop - Varenna <text:span text:style-name="T1">(Italie) </text:span>2014 (poster : “<text:span text:style-name="T2">Turbulence spreading in gyro-kinetic theory</text:span>”)</text:p>
      <text:p text:style-name="P7"/>
      <text:p text:style-name="P7">Institut für <text:span text:style-name="T74">Plasmaphysik (IPP) </text:span>meeting - Ringberg <text:span text:style-name="T1">(Allemagne) </text:span>2014 (talk : “<text:span text:style-name="T2">Turbulence spreading in gyro-kinetic theory</text:span>”)</text:p>
      <text:p text:style-name="P7"/>
      <text:p text:style-name="P4">ITER International School - Hefei (Chin<text:span text:style-name="T75">e</text:span>) 2015</text:p>
      <text:p text:style-name="P4"/>
      <text:p text:style-name="P4">Joint Varenna-Lausanne International Workshop - Varenna (Italie) 201<text:span text:style-name="T76">6</text:span> (poster : “<text:span text:style-name="T9">A</text:span><text:span text:style-name="T2">nalytical </text:span><text:span text:style-name="T10">analysis of the linear ITG-mode instability in</text:span><text:span text:style-name="T2"> gyro-kinetic </text:span><text:span text:style-name="T10">theory</text:span>”)</text:p>
      <text:p text:style-name="P4"/>
      <text:p text:style-name="P4">ITER International School - <text:span text:style-name="T77">Aix-en-Provence</text:span> (<text:span text:style-name="T77">France</text:span>) 201<text:span text:style-name="T77">6</text:span></text:p>
      <text:p text:style-name="P4"/>
      <text:p text:style-name="P4">IAEA meeting - <text:span text:style-name="T75">Vienne</text:span> (Au<text:bookmark text:name="result_box1211"/><text:span text:style-name="T78">triche</text:span>) 201<text:span text:style-name="T79">7</text:span> (talk : “<text:span text:style-name="T2">An improved approximation for the analytical treatment of the local linear gyro-kinetic plasma dispersion relation in toroidal geometry</text:span>”)</text:p>
      <text:p text:style-name="P4"/>
      <text:p text:style-name="P11">Festival de Th<text:span text:style-name="Strong_20_Emphasis"><text:span text:style-name="T80">é</text:span></text:span>orie <text:span text:style-name="T1">-</text:span> Aix-en-Provence<text:span text:style-name="T1"> (France) 201</text:span>7 (talk<text:span text:style-name="T1"> : “</text:span><text:span text:style-name="T3">An improved approximation for the analytical treatment of the local linear gyro-kinetic plasma dispersion relation in toroidal geometry</text:span><text:span text:style-name="T1">”</text:span>)</text:p>
      <text:p text:style-name="P11"/>
      <text:p text:style-name="P1">PET <text:span text:style-name="T1">Workshop – </text:span>Marseille (France) 2017 (poster<text:span text:style-name="T1"> : “</text:span><text:span text:style-name="T3">An improved approximation for the analytical treatment of the local linear gyro-kinetic plasma dispersion relation in toroidal geometry</text:span><text:span text:style-name="T1">”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7:18:43.106390047</meta:creation-date>
    <dc:date>2020-10-25T17:22:30.370208937</dc:date>
    <meta:editing-duration>PT3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819" meta:character-count="5659" meta:non-whitespace-character-count="4869"/>
  </office:meta>
</office:document-meta>
</file>